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7000000274484B6686FDFCEDB.png" manifest:media-type="image/png"/>
  <manifest:file-entry manifest:full-path="Pictures/20000041000003EB000003EB8C955A6552DF533F.svm" manifest:media-type="image/x-svm"/>
  <manifest:file-entry manifest:full-path="Pictures/2000002100000274000002F17B89AA70083B7992.svm" manifest:media-type="image/x-svm"/>
  <manifest:file-entry manifest:full-path="Pictures/100000010000002700000027ABDA51DD40F74BAB.png" manifest:media-type="image/png"/>
  <manifest:file-entry manifest:full-path="Pictures/20000041000003EB000003EB9554A189ADAD673B.svm" manifest:media-type="image/x-svm"/>
  <manifest:file-entry manifest:full-path="Pictures/10000001000000190000001DFB89D7783E2ACA4F.png" manifest:media-type="image/png"/>
  <manifest:file-entry manifest:full-path="Pictures/100000010000002700000027DB65236AF6C42CC6.png" manifest:media-type="image/png"/>
  <manifest:file-entry manifest:full-path="Pictures/20000031000003EB000003EBCE4E9E8FE2D10247.svm" manifest:media-type="image/x-svm"/>
  <manifest:file-entry manifest:full-path="Pictures/100000010000002700000027232162E52924ABBF.png" manifest:media-type="image/png"/>
  <manifest:file-entry manifest:full-path="Pictures/20000013000003EB000003EBC4B5BD228B296A42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1.913cm"/>
      <style:paragraph-properties style:writing-mode="lr-tb"/>
    </style:style>
    <style:style style:name="gr2" style:family="graphic" style:parent-style-name="objectwithoutfill">
      <style:graphic-properties draw:stroke="solid" svg:stroke-width="0.051cm" draw:marker-start-width="0.279cm" draw:marker-end="Circle" draw:marker-end-width="0.3cm" draw:marker-end-center="true" draw:fill="solid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svg:stroke-width="0.051cm" draw:marker-start="" draw:marker-start-width="0.3cm" draw:marker-end="" draw:marker-end-width="0.3cm" draw:fill="none" fo:padding-top="0.125cm" fo:padding-bottom="0.125cm" fo:padding-left="0.25cm" fo:padding-right="0.25cm"/>
    </style:style>
    <style:style style:name="gr4" style:family="graphic" style:parent-style-name="objectwithoutfill">
      <style:graphic-properties draw:stroke="solid" svg:stroke-width="0.051cm" draw:marker-start="" draw:marker-start-width="0.279cm" draw:marker-end="" draw:marker-end-width="0.33cm" draw:fill="none" fo:padding-top="0.125cm" fo:padding-bottom="0.125cm" fo:padding-left="0.25cm" fo:padding-right="0.25cm"/>
    </style:style>
    <style:style style:name="gr5" style:family="graphic" style:parent-style-name="objectwithoutfill">
      <style:graphic-properties draw:stroke="solid" svg:stroke-width="0.051cm" draw:marker-start="Arrow" draw:marker-start-width="0.279cm" draw:marker-end="Arrow" draw:marker-end-width="0.3cm" draw:fill="none" fo:padding-top="0.125cm" fo:padding-bottom="0.125cm" fo:padding-left="0.25cm" fo:padding-right="0.2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stroke="solid" svg:stroke-width="0.051cm" draw:marker-start-width="0.279cm" draw:marker-end="Arrow" draw:marker-end-width="0.3cm" draw:fill="solid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objectwithoutfill">
      <style:graphic-properties svg:stroke-width="0cm" svg:stroke-color="#000000" draw:marker-start-width="0.203cm" draw:marker-end-width="0.203cm" draw:fill="solid" draw:textarea-vertical-align="middle" fo:padding-top="0.1cm" fo:padding-bottom="0.1cm" fo:padding-left="0.225cm" fo:padding-right="0.225cm"/>
    </style:style>
    <style:style style:name="gr10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1cm" draw:marker-start-width="0.279cm" draw:marker-end="" draw:marker-end-width="0.3cm" draw:fill="solid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Long_20_Dash" svg:stroke-width="0.051cm" draw:marker-start="" draw:marker-start-width="0.279cm" draw:marker-end="" draw:marker-end-width="0.279cm" svg:stroke-opacity="100%" draw:textarea-horizontal-align="justify" draw:textarea-vertical-align="middle" draw:auto-grow-height="false" fo:min-height="7.166cm" fo:min-width="4.757cm" fo:padding-top="0.1cm" fo:padding-bottom="0.1cm" fo:padding-left="0.225cm" fo:padding-right="0.225cm"/>
    </style:style>
    <style:style style:name="gr13" style:family="graphic" style:parent-style-name="standard">
      <style:graphic-properties draw:stroke="none" svg:stroke-width="0cm" svg:stroke-color="#000000" draw:marker-start="" draw:marker-start-width="0.203cm" draw:marker-end="Arrow" draw:marker-end-width="0.254cm" draw:fill="none" draw:fill-color="#ffffff" draw:auto-grow-height="false" draw:fit-to-size="true" style:shrink-to-fit="false" fo:min-height="0.562cm" fo:padding-top="0.1cm" fo:padding-bottom="0.1cm" fo:padding-left="0.225cm" fo:padding-right="0.225cm"/>
      <style:paragraph-properties style:writing-mode="lr-tb"/>
    </style:style>
    <style:style style:name="gr14" style:family="graphic" style:parent-style-name="objectwithoutfill">
      <style:graphic-properties draw:marker-end="Arrow" draw:marker-end-width="0.203cm" draw:fill="none"/>
    </style:style>
    <style:style style:name="gr15" style:family="graphic" style:parent-style-name="objectwithoutfill">
      <style:graphic-properties draw:stroke="solid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cm"/>
      <style:paragraph-properties style:writing-mode="lr-tb"/>
    </style:style>
    <style:style style:name="gr17" style:family="graphic" style:parent-style-name="objectwithoutfill">
      <style:graphic-properties draw:stroke="solid" svg:stroke-width="0.051cm" draw:marker-start-width="0.279cm" draw:marker-end-width="0.279cm" draw:fill="solid" fo:padding-top="0.15cm" fo:padding-bottom="0.15cm" fo:padding-left="0.275cm" fo:padding-right="0.275cm"/>
    </style:style>
    <style:style style:name="gr18" style:family="graphic" style:parent-style-name="objectwithoutfill">
      <style:graphic-properties draw:stroke="solid" svg:stroke-width="0cm" draw:marker-start="" draw:marker-start-width="0.203cm" draw:marker-end="Arrow" draw:marker-end-width="0.2cm" draw:fill="solid" fo:padding-top="0.1cm" fo:padding-bottom="0.1cm" fo:padding-left="0.225cm" fo:padding-right="0.225cm"/>
    </style:style>
    <style:style style:name="gr19" style:family="graphic" style:parent-style-name="standard">
      <style:graphic-properties draw:stroke="none" svg:stroke-width="0cm" svg:stroke-color="#000000" draw:marker-start="" draw:marker-start-width="0.203cm" draw:marker-end="Arrow" draw:marker-end-width="0.254cm" draw:fill="none" draw:fill-color="#ffffff" draw:auto-grow-height="false" draw:fit-to-size="true" style:shrink-to-fit="false" fo:min-height="0.992cm" fo:padding-top="0.1cm" fo:padding-bottom="0.1cm" fo:padding-left="0.225cm" fo:padding-right="0.22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791cm"/>
      <style:paragraph-properties style:writing-mode="lr-tb"/>
    </style:style>
    <style:style style:name="gr21" style:family="graphic" style:parent-style-name="Object_20_with_20_no_20_fill_20_and_20_no_20_line">
      <style:graphic-properties draw:stroke="solid" svg:stroke-width="0cm" draw:marker-start-width="0.2cm" draw:marker-end-width="0.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withoutfill">
      <style:graphic-properties draw:stroke="solid" draw:stroke-dash="Long_20_Dash" svg:stroke-width="0cm" draw:marker-start="" draw:marker-start-width="0.203cm" draw:marker-end="Arrow" draw:marker-end-width="0.229cm" draw:fill="solid" fo:padding-top="0.1cm" fo:padding-bottom="0.1cm" fo:padding-left="0.225cm" fo:padding-right="0.225cm"/>
    </style:style>
    <style:style style:name="gr23" style:family="graphic" style:parent-style-name="standard">
      <style:graphic-properties draw:stroke="solid" svg:stroke-width="0.051cm" svg:stroke-color="#000000" draw:marker-start="" draw:marker-start-width="0.279cm" draw:marker-end="Arrow" draw:marker-end-width="0.279cm" draw:fill="none" draw:fill-color="#ffffff" fo:min-height="1.12cm" fo:padding-top="0.099cm" fo:padding-bottom="0.099cm" fo:padding-left="0.224cm" fo:padding-right="0.224cm"/>
    </style:style>
    <style:style style:name="gr24" style:family="graphic" style:parent-style-name="objectwithoutfill">
      <style:graphic-properties draw:stroke="solid" svg:stroke-width="0.051cm" draw:marker-start="" draw:marker-start-width="0.279cm" draw:marker-end="" draw:marker-end-width="0.279cm" draw:fill="solid" fo:padding-top="0.125cm" fo:padding-bottom="0.125cm" fo:padding-left="0.25cm" fo:padding-right="0.25cm"/>
    </style:style>
    <style:style style:name="gr25" style:family="graphic" style:parent-style-name="objectwithoutfill">
      <style:graphic-properties draw:stroke="solid" svg:stroke-width="0.051cm" draw:marker-start="" draw:marker-start-width="0.279cm" draw:marker-end="" draw:marker-end-width="0.153cm" draw:fill="solid" fo:padding-top="0.15cm" fo:padding-bottom="0.15cm" fo:padding-left="0.275cm" fo:padding-right="0.275cm"/>
    </style:style>
    <style:style style:name="gr26" style:family="graphic" style:parent-style-name="objectwithoutfill">
      <style:graphic-properties draw:stroke="solid" svg:stroke-width="0.051cm" draw:marker-start="" draw:marker-start-width="0.279cm" draw:marker-end="" draw:marker-end-width="0.279cm" draw:fill="solid" fo:padding-top="0.15cm" fo:padding-bottom="0.15cm" fo:padding-left="0.275cm" fo:padding-right="0.275cm"/>
    </style:style>
    <style:style style:name="gr27" style:family="graphic" style:parent-style-name="standard">
      <style:graphic-properties draw:stroke="solid" svg:stroke-width="0.051cm" svg:stroke-color="#000000" draw:marker-start="" draw:marker-start-width="0.279cm" draw:marker-end="Arrow" draw:marker-end-width="0.279cm" draw:fill="none" draw:fill-color="#ffffff" draw:opacity="100%" fo:min-height="0.945cm" fo:padding-top="0.099cm" fo:padding-bottom="0.099cm" fo:padding-left="0.224cm" fo:padding-right="0.224cm" draw:shadow-opacity="100%"/>
    </style:style>
    <style:style style:name="gr28" style:family="graphic" style:parent-style-name="standard">
      <style:graphic-properties draw:stroke="solid" svg:stroke-width="0.051cm" svg:stroke-color="#000000" draw:marker-start="" draw:marker-start-width="0.279cm" draw:marker-end="Arrow" draw:marker-end-width="0.279cm" draw:fill="solid" draw:fill-color="#ffffff" draw:opacity="100%" fo:min-height="0.945cm" fo:padding-top="0.099cm" fo:padding-bottom="0.099cm" fo:padding-left="0.224cm" fo:padding-right="0.224cm" draw:shadow-opacity="100%"/>
    </style:style>
    <style:style style:name="gr29" style:family="graphic" style:parent-style-name="standard">
      <style:graphic-properties draw:stroke="solid" svg:stroke-width="0.051cm" svg:stroke-color="#000000" draw:marker-start="" draw:marker-start-width="0.279cm" draw:marker-end="Arrow" draw:marker-end-width="0.279cm" draw:fill="solid" draw:fill-color="#ffffff" draw:opacity="100%" fo:min-height="0.945cm" fo:padding-top="0.099cm" fo:padding-bottom="0.099cm" fo:padding-left="0.224cm" fo:padding-right="0.224cm" draw:shadow-opacity="100%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31" style:family="graphic" style:parent-style-name="standard">
      <style:graphic-properties draw:stroke="solid" svg:stroke-width="0cm" draw:marker-start-width="0.21cm" draw:marker-end="Arrow" draw:marker-end-width="0.21cm" fo:padding-top="0.125cm" fo:padding-bottom="0.125cm" fo:padding-left="0.25cm" fo:padding-right="0.25cm"/>
    </style:style>
    <style:style style:name="gr32" style:family="graphic" style:parent-style-name="Object_20_with_20_no_20_fill_20_and_20_no_20_line">
      <style:graphic-properties draw:stroke="none" svg:stroke-width="0cm" draw:marker-start-width="0.2cm" draw:marker-end-width="0.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withoutfill">
      <style:graphic-properties draw:marker-start="Circle" draw:marker-start-width="0.21cm" draw:marker-end="Arrow" draw:marker-end-width="0.2cm" draw:marker-end-center="false" draw:fill="none"/>
    </style:style>
    <style:style style:name="gr34" style:family="graphic" style:parent-style-name="objectwithoutfill">
      <style:graphic-properties draw:marker-end="Arrow" draw:marker-end-width="0.2cm" draw:fill="none"/>
    </style:style>
    <style:style style:name="gr35" style:family="graphic" style:parent-style-name="standard">
      <style:graphic-properties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solid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 draw:opacity="100%"/>
      <style:paragraph-properties style:writing-mode="lr-tb"/>
    </style:style>
    <style:style style:name="P7" style:family="paragraph">
      <loext:graphic-properties draw:fill="solid" draw:fill-color="#ffffff" draw:opacity="100%"/>
      <style:paragraph-properties style:writing-mode="lr-tb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ans" style:font-name-asian="Liberation Serif" style:font-name-complex="Liberation Serif"/>
    </style:style>
    <style:style style:name="T3" style:family="text">
      <style:text-properties style:text-position="-8% 58%"/>
    </style:style>
    <style:style style:name="T4" style:family="text">
      <style:text-properties style:text-position="-33% 58%" style:font-name="Liberation Serif" style:font-name-asian="Liberation Serif" style:font-name-complex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13cm" svg:height="1.27cm" svg:x="9.148cm" svg:y="3.449cm">
          <draw:text-box>
            <text:p>L (AC)</text:p>
          </draw:text-box>
        </draw:frame>
        <draw:connector draw:style-name="gr2" draw:text-style-name="P2" draw:layer="layout" draw:type="lines" svg:x1="9.243cm" svg:y1="10.663cm" svg:x2="10.319cm" svg:y2="10.715cm" draw:start-shape="id1" draw:start-glue-point="1" svg:d="M9243 10663h500l576 52" svg:viewBox="0 0 1077 53">
          <text:p/>
        </draw:connector>
        <draw:connector draw:style-name="gr3" draw:text-style-name="P3" draw:layer="layout" svg:x1="15.937cm" svg:y1="6.884cm" svg:x2="13.872cm" svg:y2="6.875cm" draw:start-shape="id2" draw:start-glue-point="3" draw:end-shape="id3" draw:end-glue-point="1" svg:d="M15937 6884h-1033v-9h-1032" svg:viewBox="0 0 2066 10">
          <text:p/>
        </draw:connector>
        <draw:connector draw:style-name="gr4" draw:text-style-name="P3" draw:layer="layout" draw:type="line" svg:x1="10.34cm" svg:y1="4.698cm" svg:x2="10.232cm" svg:y2="19.466cm" svg:d="M10340 4698l-108 14768" svg:viewBox="0 0 109 14769">
          <text:p/>
        </draw:connector>
        <draw:connector draw:style-name="gr5" draw:text-style-name="P3" draw:layer="layout" svg:x1="12.472cm" svg:y1="6.875cm" svg:x2="10.309cm" svg:y2="6.85cm" draw:start-shape="id3" draw:start-glue-point="3" svg:d="M12472 6875h-1331v-25h-832" svg:viewBox="0 0 2164 26">
          <text:p/>
        </draw:connector>
        <draw:frame draw:style-name="gr6" draw:text-style-name="P4" xml:id="id1" draw:id="id1" draw:layer="layout" svg:width="1.004cm" svg:height="1.016cm" svg:x="8.239cm" svg:y="10.155cm">
          <draw:image xlink:href="Pictures/20000013000003EB000003EBC4B5BD228B296A42.svm" xlink:type="simple" xlink:show="embed" xlink:actuate="onLoad" draw:mime-type="image/x-svm">
            <text:p/>
          </draw:image>
          <draw:image xlink:href="Pictures/100000010000002700000027232162E52924ABBF.png" xlink:type="simple" xlink:show="embed" xlink:actuate="onLoad" draw:mime-type="image/png"/>
        </draw:frame>
        <draw:connector draw:style-name="gr7" draw:text-style-name="P2" draw:layer="layout" svg:x1="6.202cm" svg:y1="10.666cm" svg:x2="8.239cm" svg:y2="10.663cm" draw:start-shape="id4" draw:start-glue-point="1" draw:end-shape="id1" draw:end-glue-point="3" svg:d="M6202 10666h1019v-3h1018" svg:viewBox="0 0 2038 4">
          <text:p/>
        </draw:connector>
        <draw:g xml:id="id5" draw:id="id5">
          <draw:glue-point draw:id="4" svg:x="-1.875cm" svg:y="5cm" draw:escape-direction="down"/>
          <draw:glue-point draw:id="5" svg:x="3.405cm" svg:y="1.5cm" draw:escape-direction="right"/>
          <draw:line draw:style-name="gr8" draw:text-style-name="P2" draw:layer="layout" svg:x1="3.695cm" svg:y1="5.457cm" svg:x2="2.679cm" svg:y2="7.997cm">
            <text:p/>
          </draw:line>
          <draw:line draw:style-name="gr9" draw:text-style-name="P2" draw:layer="layout" svg:x1="4.203cm" svg:y1="5.457cm" svg:x2="3.187cm" svg:y2="7.997cm">
            <text:p/>
          </draw:line>
          <draw:line draw:style-name="gr9" draw:text-style-name="P2" draw:layer="layout" svg:x1="5.219cm" svg:y1="5.457cm" svg:x2="4.203cm" svg:y2="7.997cm">
            <text:p/>
          </draw:line>
          <draw:line draw:style-name="gr9" draw:text-style-name="P2" draw:layer="layout" svg:x1="4.711cm" svg:y1="5.457cm" svg:x2="3.695cm" svg:y2="7.997cm">
            <text:p/>
          </draw:line>
          <draw:line draw:style-name="gr9" draw:text-style-name="P2" draw:layer="layout" svg:x1="5.727cm" svg:y1="5.457cm" svg:x2="4.711cm" svg:y2="7.997cm">
            <text:p/>
          </draw:line>
          <draw:line draw:style-name="gr9" draw:text-style-name="P2" draw:layer="layout" svg:x1="6.235cm" svg:y1="5.457cm" svg:x2="5.219cm" svg:y2="7.997cm">
            <text:p/>
          </draw:line>
          <draw:line draw:style-name="gr10" draw:text-style-name="P2" draw:layer="layout" svg:x1="3.695cm" svg:y1="5.457cm" svg:x2="6.743cm" svg:y2="5.457cm">
            <text:p/>
          </draw:line>
          <draw:line draw:style-name="gr10" draw:text-style-name="P2" draw:layer="layout" svg:x1="2.679cm" svg:y1="7.997cm" svg:x2="5.727cm" svg:y2="7.997cm">
            <text:p/>
          </draw:line>
          <draw:line draw:style-name="gr8" draw:text-style-name="P2" draw:layer="layout" svg:x1="6.743cm" svg:y1="5.457cm" svg:x2="5.727cm" svg:y2="7.997cm">
            <text:p/>
          </draw:line>
          <draw:line draw:style-name="gr9" draw:text-style-name="P2" draw:layer="layout" svg:x1="3.441cm" svg:y1="6.092cm" svg:x2="6.489cm" svg:y2="6.092cm">
            <text:p/>
          </draw:line>
          <draw:line draw:style-name="gr9" draw:text-style-name="P2" draw:layer="layout" svg:x1="3.187cm" svg:y1="6.727cm" svg:x2="6.235cm" svg:y2="6.727cm">
            <text:p/>
          </draw:line>
          <draw:line draw:style-name="gr9" draw:text-style-name="P2" draw:layer="layout" svg:x1="2.933cm" svg:y1="7.362cm" svg:x2="5.981cm" svg:y2="7.362cm">
            <text:p/>
          </draw:line>
        </draw:g>
        <draw:connector draw:style-name="gr11" draw:text-style-name="P2" draw:layer="layout" svg:x1="3.949cm" svg:y1="7.997cm" svg:x2="4.807cm" svg:y2="10.666cm" draw:start-shape="id5" draw:start-glue-point="4" draw:end-shape="id4" draw:end-glue-point="3" svg:d="M3949 7997v2669h858" svg:viewBox="0 0 859 2670">
          <text:p/>
        </draw:connector>
        <draw:custom-shape draw:style-name="gr12" draw:text-style-name="P5" draw:layer="layout" svg:width="5.207cm" svg:height="7.366cm" svg:x="2.031cm" svg:y="4.822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921cm" svg:height="0.762cm" svg:x="13.043cm" svg:y="7.885cm">
          <draw:text-box>
            <text:p>p(t)-s(t+<text:span text:style-name="T1">Δ</text:span><text:span text:style-name="T2">t</text:span>)</text:p>
          </draw:text-box>
        </draw:frame>
        <draw:connector draw:style-name="gr14" draw:text-style-name="P3" draw:layer="layout" draw:type="line" svg:x1="13.168cm" svg:y1="8.833cm" svg:x2="13.172cm" svg:y2="7.575cm" draw:start-shape="id6" draw:start-glue-point="0" draw:end-shape="id3" draw:end-glue-point="2" svg:d="M13168 8833l4-1258" svg:viewBox="0 0 5 1259">
          <text:p/>
        </draw:connector>
        <draw:g xml:id="id6" draw:id="id6">
          <draw:glue-point draw:id="4" svg:x="2.626cm" svg:y="-0.491cm"/>
          <draw:glue-point draw:id="5" svg:x="-2.621cm" svg:y="4.804cm" draw:escape-direction="down"/>
          <draw:glue-point draw:id="6" svg:x="3.276cm" svg:y="4.804cm" draw:escape-direction="down"/>
          <draw:glue-point draw:id="7" svg:x="-2.863cm" svg:y="4.657cm"/>
          <draw:connector draw:style-name="gr15" draw:text-style-name="P2" xml:id="id7" draw:id="id7" draw:layer="layout" draw:type="line" svg:x1="13.184cm" svg:y1="8.833cm" svg:x2="12.199cm" svg:y2="10.71cm" svg:d="M13184 8833l-985 1877" svg:viewBox="0 0 986 1878">
            <text:p/>
          </draw:connector>
          <draw:connector draw:style-name="gr15" draw:text-style-name="P2" xml:id="id10" draw:id="id10" draw:layer="layout" draw:type="line" svg:x1="13.184cm" svg:y1="8.833cm" svg:x2="14.137cm" svg:y2="10.741cm" draw:start-shape="id7" draw:start-glue-point="2" svg:d="M13184 8833l953 1908" svg:viewBox="0 0 954 1909">
            <text:p/>
          </draw:connector>
          <draw:frame draw:style-name="gr16" draw:text-style-name="P1" draw:layer="layout" svg:width="1.62cm" svg:height="0.962cm" svg:x="12.358cm" svg:y="9.844cm">
            <draw:text-box>
              <text:p>+ <text:s text:c="2"/>-</text:p>
            </draw:text-box>
          </draw:frame>
          <draw:connector draw:style-name="gr17" draw:text-style-name="P2" xml:id="id8" draw:id="id8" draw:layer="layout" draw:type="line" svg:x1="12.199cm" svg:y1="10.71cm" svg:x2="12.778cm" svg:y2="10.73cm" draw:start-shape="id7" draw:start-glue-point="3" svg:d="M12199 10710l579 20" svg:viewBox="0 0 580 21">
            <text:p/>
          </draw:connector>
          <draw:connector draw:style-name="gr17" draw:text-style-name="P2" xml:id="id9" draw:id="id9" draw:layer="layout" draw:type="line" svg:x1="12.778cm" svg:y1="10.73cm" svg:x2="13.645cm" svg:y2="10.73cm" draw:start-shape="id8" draw:start-glue-point="3" svg:d="M12778 10730h867" svg:viewBox="0 0 868 1">
            <text:p/>
          </draw:connector>
          <draw:connector draw:style-name="gr17" draw:text-style-name="P2" draw:layer="layout" draw:type="line" svg:x1="13.645cm" svg:y1="10.73cm" svg:x2="14.137cm" svg:y2="10.741cm" draw:start-shape="id9" draw:start-glue-point="3" draw:end-shape="id10" draw:end-glue-point="3" svg:d="M13645 10730l492 11" svg:viewBox="0 0 493 12">
            <text:p/>
          </draw:connector>
        </draw:g>
        <draw:connector draw:style-name="gr18" draw:text-style-name="P2" draw:layer="layout" draw:line-skew="-0.257cm" svg:x1="15.663cm" svg:y1="14.172cm" svg:x2="13.802cm" svg:y2="10.766cm" draw:start-shape="id11" draw:start-glue-point="0" draw:end-shape="id6" draw:end-glue-point="6" svg:d="M15663 14172v-1960h-1861v-1446" svg:viewBox="0 0 1862 3407">
          <text:p/>
        </draw:connector>
        <draw:frame draw:style-name="gr13" draw:text-style-name="P1" draw:layer="layout" svg:width="2.159cm" svg:height="0.889cm" svg:x="13.756cm" svg:y="11.034cm">
          <draw:text-box>
            <text:p>s(t+<text:span text:style-name="T1">Δt</text:span>)</text:p>
          </draw:text-box>
        </draw:frame>
        <draw:frame draw:style-name="gr19" draw:text-style-name="P1" draw:layer="layout" svg:width="2.794cm" svg:height="0.889cm" svg:x="15.605cm" svg:y="15.605cm">
          <draw:text-box>
            <text:p>{p<text:span text:style-name="T3">fi</text:span>(t+<text:span text:style-name="T1">Δτ</text:span><text:span text:style-name="T4">i</text:span><text:span text:style-name="T2">)}</text:span></text:p>
          </draw:text-box>
        </draw:frame>
        <draw:frame draw:style-name="gr20" draw:text-style-name="P1" draw:layer="layout" svg:width="1.283cm" svg:height="0.834cm" svg:x="12.684cm" svg:y="12.612cm">
          <draw:text-box>
            <text:p>p(t)</text:p>
          </draw:text-box>
        </draw:frame>
        <draw:frame draw:style-name="gr21" draw:text-style-name="P4" xml:id="id11" draw:id="id11" draw:layer="layout" svg:width="1.185cm" svg:height="1.004cm" svg:x="15.071cm" svg:y="14.172cm">
          <draw:image xlink:href="Pictures/20000031000003EB000003EBCE4E9E8FE2D10247.svm" xlink:type="simple" xlink:show="embed" xlink:actuate="onLoad" draw:mime-type="image/x-svm">
            <text:p/>
          </draw:image>
          <draw:image xlink:href="Pictures/100000010000002700000027DB65236AF6C42CC6.png" xlink:type="simple" xlink:show="embed" xlink:actuate="onLoad" draw:mime-type="image/png"/>
        </draw:frame>
        <draw:connector draw:style-name="gr22" draw:text-style-name="P2" draw:layer="layout" svg:x1="14.58cm" svg:y1="18.205cm" svg:x2="15.663cm" svg:y2="15.176cm" draw:start-shape="id12" draw:start-glue-point="1" draw:end-shape="id11" draw:end-glue-point="2" svg:d="M14580 18205h1083v-3029" svg:viewBox="0 0 1084 3030">
          <text:p/>
        </draw:connector>
        <draw:g xml:id="id13" draw:id="id13">
          <draw:glue-point draw:id="4" svg:x="-1.739cm" svg:y="4.897cm"/>
          <draw:glue-point draw:id="5" svg:x="2.806cm" svg:y="5.083cm" draw:escape-direction="down"/>
          <draw:frame draw:style-name="gr23" draw:text-style-name="P1" draw:layer="layout" svg:width="1.362cm" svg:height="1.318cm" draw:transform="rotate (1.5707963267949) translate (3.746cm 15.986cm)">
            <draw:text-box>
              <text:p/>
            </draw:text-box>
          </draw:frame>
          <draw:line draw:style-name="gr24" draw:text-style-name="P2" draw:layer="layout" svg:x1="4.175cm" svg:y1="14.624cm" svg:x2="3.667cm" svg:y2="13.716cm">
            <text:p/>
          </draw:line>
          <draw:line draw:style-name="gr25" draw:text-style-name="P2" draw:layer="layout" svg:x1="4.556cm" svg:y1="14.624cm" svg:x2="5.064cm" svg:y2="13.716cm">
            <text:p/>
          </draw:line>
          <draw:line draw:style-name="gr26" draw:text-style-name="P2" draw:layer="layout" svg:x1="3.667cm" svg:y1="13.716cm" svg:x2="5.064cm" svg:y2="13.716cm">
            <text:p/>
          </draw:line>
        </draw:g>
        <draw:frame draw:style-name="gr27" draw:text-style-name="P6" xml:id="id12" draw:id="id12" draw:layer="layout" svg:width="2.816cm" svg:height="1.191cm" svg:x="11.764cm" svg:y="17.61cm">
          <draw:text-box>
            <text:p/>
          </draw:text-box>
          <draw:glue-point draw:id="4" svg:x="3.333cm" svg:y="-4.995cm" draw:escape-direction="up"/>
        </draw:frame>
        <draw:frame draw:style-name="gr28" draw:text-style-name="P7" draw:layer="layout" svg:width="2.838cm" svg:height="1.143cm" svg:x="11.488cm" svg:y="17.381cm">
          <draw:text-box>
            <text:p/>
          </draw:text-box>
          <draw:glue-point draw:id="4" svg:x="3.333cm" svg:y="-4.995cm" draw:escape-direction="up"/>
        </draw:frame>
        <draw:frame draw:style-name="gr29" draw:text-style-name="P7" xml:id="id14" draw:id="id14" draw:layer="layout" svg:width="2.816cm" svg:height="1.143cm" svg:x="11.256cm" svg:y="17.085cm">
          <draw:text-box>
            <text:p>Predict</text:p>
          </draw:text-box>
          <draw:glue-point draw:id="4" svg:x="3.333cm" svg:y="-4.995cm" draw:escape-direction="up"/>
        </draw:frame>
        <draw:frame draw:style-name="gr30" draw:text-style-name="P1" draw:layer="layout" svg:width="1.524cm" svg:height="0.889cm" svg:x="6.842cm" svg:y="16.748cm">
          <draw:text-box>
            <text:p>f(t)</text:p>
          </draw:text-box>
        </draw:frame>
        <draw:connector draw:style-name="gr31" draw:layer="layout" svg:x1="4.365cm" svg:y1="15.986cm" svg:x2="11.256cm" svg:y2="17.656cm" draw:start-shape="id13" draw:start-glue-point="2" draw:end-shape="id14" draw:end-glue-point="3" svg:d="M4365 15986v1670h6891" svg:viewBox="0 0 6892 1671">
          <text:p/>
        </draw:connector>
        <draw:frame draw:style-name="gr6" draw:text-style-name="P4" xml:id="id3" draw:id="id3" draw:layer="layout" svg:width="1.4cm" svg:height="1.4cm" svg:x="12.472cm" svg:y="6.175cm">
          <draw:image xlink:href="Pictures/20000041000003EB000003EB9554A189ADAD673B.svm" xlink:type="simple" xlink:show="embed" xlink:actuate="onLoad" draw:mime-type="image/x-svm">
            <text:p/>
          </draw:image>
          <draw:image xlink:href="Pictures/100000010000002700000027ABDA51DD40F74BAB.png" xlink:type="simple" xlink:show="embed" xlink:actuate="onLoad" draw:mime-type="image/png"/>
        </draw:frame>
        <draw:frame draw:style-name="gr21" draw:text-style-name="P4" xml:id="id2" draw:id="id2" draw:layer="layout" svg:width="1.415cm" svg:height="1.652cm" svg:x="15.937cm" svg:y="6.058cm">
          <draw:image xlink:href="Pictures/2000002100000274000002F17B89AA70083B7992.svm" xlink:type="simple" xlink:show="embed" xlink:actuate="onLoad" draw:mime-type="image/x-svm">
            <text:p/>
          </draw:image>
          <draw:image xlink:href="Pictures/10000001000000190000001DFB89D7783E2ACA4F.png" xlink:type="simple" xlink:show="embed" xlink:actuate="onLoad" draw:mime-type="image/png"/>
        </draw:frame>
        <draw:frame draw:style-name="gr32" draw:text-style-name="P4" xml:id="id4" draw:id="id4" draw:layer="layout" svg:width="1.395cm" svg:height="1.395cm" svg:x="4.807cm" svg:y="9.969cm">
          <draw:image xlink:href="Pictures/20000041000003EB000003EB8C955A6552DF533F.svm" xlink:type="simple" xlink:show="embed" xlink:actuate="onLoad" draw:mime-type="image/x-svm">
            <text:p/>
          </draw:image>
          <draw:image xlink:href="Pictures/1000000100000027000000274484B6686FDFCEDB.png" xlink:type="simple" xlink:show="embed" xlink:actuate="onLoad" draw:mime-type="image/png"/>
        </draw:frame>
        <draw:connector draw:style-name="gr33" draw:text-style-name="P3" xml:id="id15" draw:id="id15" draw:layer="layout" svg:x1="12.653cm" svg:y1="12.941cm" svg:x2="12.664cm" svg:y2="17.085cm" draw:end-shape="id14" draw:end-glue-point="0" svg:d="M12653 12941v1809h11v2335" svg:viewBox="0 0 12 4145">
          <text:p/>
        </draw:connector>
        <draw:connector draw:style-name="gr34" draw:text-style-name="P3" draw:layer="layout" svg:x1="12.653cm" svg:y1="12.941cm" svg:x2="12.661cm" svg:y2="10.766cm" draw:start-shape="id15" draw:start-glue-point="2" draw:end-shape="id6" draw:end-glue-point="5" svg:d="M12653 12941v-1087h8v-1088" svg:viewBox="0 0 9 2176">
          <text:p/>
        </draw:connector>
        <draw:connector draw:style-name="gr35" draw:layer="layout" draw:line-skew="1.009cm" svg:x1="8.741cm" svg:y1="11.171cm" svg:x2="12.653cm" svg:y2="12.941cm" draw:start-shape="id1" draw:start-glue-point="2" draw:end-shape="id15" draw:end-glue-point="2" svg:d="M8741 11171v1894h3912v-124" svg:viewBox="0 0 3913 1895">
          <text:p/>
        </draw:connector>
        <draw:frame draw:style-name="gr30" draw:text-style-name="P1" draw:layer="layout" svg:width="1.778cm" svg:height="0.889cm" svg:x="15.759cm" svg:y="5.01cm">
          <draw:text-box>
            <text:p>ES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Long_20_Dash" svg:stroke-width="0cm" svg:stroke-color="#000000" draw:marker-start-width="0.203cm" draw:marker-start-center="false" draw:marker-end-width="0.203cm" draw:marker-end-center="false" svg:stroke-opacity="100%" draw:fill="none" draw:fill-color="#729fcf" draw:opacity="0%" draw:textarea-horizontal-align="justify" draw:textarea-vertical-align="middle" draw:auto-grow-height="false" draw:fit-to-size="false" style:shrink-to-fit="true" fo:padding-top="0.125cm" fo:padding-bottom="0.125cm" fo:padding-left="0.25cm" fo:padding-right="0.25cm" fo:wrap-option="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ash" svg:stroke-width="0cm" svg:stroke-color="#000000" draw:marker-start-width="0.21cm" draw:marker-end-width="0.21cm"/>
    </style:style>
    <style:style style:name="Object_20_with_20_no_20_fill_20_and_20_no_20_line" style:display-name="Object with no fill and no line" style:family="graphic" style:parent-style-name="standard">
      <style:graphic-properties draw:stroke="solid" svg:stroke-width="0.051cm" draw:marker-start-width="0.279cm" draw:marker-end-width="0.279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6T16:40:48.027559981</meta:creation-date>
    <dc:date>2024-03-05T20:28:15.005523900</dc:date>
    <meta:editing-duration>P1DT17H45M31S</meta:editing-duration>
    <meta:editing-cycles>55</meta:editing-cycles>
    <meta:generator>LibreOffice/7.3.7.2$Linux_X86_64 LibreOffice_project/30$Build-2</meta:generator>
    <dc:creator>Milan Hronský</dc:creator>
    <meta:document-statistic meta:object-count="54"/>
  </office:meta>
</office:document-meta>
</file>